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2100001880081A3590.svm"/>
  <manifest:file-entry manifest:media-type="" manifest:full-path="Pictures/20000007000035A500000983771C16AE.svm"/>
  <manifest:file-entry manifest:media-type="" manifest:full-path="Pictures/2000000700002A46000010F44215B710.svm"/>
  <manifest:file-entry manifest:media-type="" manifest:full-path="Pictures/200000070000432F00001C6DCECDFB16.svm"/>
  <manifest:file-entry manifest:media-type="" manifest:full-path="Pictures/2000000700004314000019A3E6AC015E.svm"/>
  <manifest:file-entry manifest:media-type="" manifest:full-path="Pictures/20000007000047A1000013D9054656F3.svm"/>
  <manifest:file-entry manifest:media-type="" manifest:full-path="Pictures/200000070000360F00002C8DC815A91F.svm"/>
  <manifest:file-entry manifest:media-type="" manifest:full-path="Pictures/2000000700003FAB000011E2E7FBF57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000000" style:font-name="Times New Roman" fo:font-size="12pt" fo:font-weight="normal" style:font-size-asian="12pt" style:font-weight-asian="normal" style:font-size-complex="12pt" style:font-weight-complex="normal"/>
    </style:style>
    <style:style style:name="P2"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line-height="150%"/>
      <style:text-properties fo:color="#000000" style:font-name="Arial" fo:font-size="10pt" fo:font-weight="bold" style:font-size-asian="10pt" style:font-weight-asian="bold" style:font-size-complex="10pt" style:font-weight-complex="bold"/>
    </style:style>
    <style:style style:name="P4" style:family="paragraph" style:parent-style-name="Standard">
      <style:paragraph-properties fo:line-height="150%" fo:text-align="justify" style:justify-single-word="false"/>
      <style:text-properties fo:color="#000000" style:font-name="Arial" fo:font-size="10pt" fo:font-weight="bold" style:font-size-asian="10pt" style:font-weight-asian="bold" style:font-size-complex="10pt" style:font-weight-complex="bold"/>
    </style:style>
    <style:style style:name="P5" style:family="paragraph" style:parent-style-name="Standard">
      <style:paragraph-properties fo:line-height="150%"/>
      <style:text-properties fo:color="#000000" style:font-name="Arial" fo:font-size="10pt" fo:font-weight="normal" style:font-size-asian="10pt" style:font-weight-asian="normal" style:font-size-complex="10pt" style:font-weight-complex="normal"/>
    </style:style>
    <style:style style:name="P6" style:family="paragraph" style:parent-style-name="Standard">
      <style:paragraph-properties fo:line-height="150%" fo:text-align="justify" style:justify-single-word="false"/>
      <style:text-properties fo:color="#000000" style:font-name="Arial" fo:font-size="10pt" fo:font-weight="normal" style:font-size-asian="10pt" style:font-weight-asian="normal" style:font-size-complex="10pt" style:font-weight-complex="normal"/>
    </style:style>
    <style:style style:name="P7" style:family="paragraph" style:parent-style-name="Standard">
      <style:paragraph-properties fo:line-height="150%"/>
      <style:text-properties fo:color="#000000" style:font-name="Arial" fo:font-size="10pt" style:font-size-asian="10pt" style:font-size-complex="10pt"/>
    </style:style>
    <style:style style:name="P8" style:family="paragraph" style:parent-style-name="Standard">
      <style:paragraph-properties fo:line-height="150%" fo:text-align="justify" style:justify-single-word="false"/>
      <style:text-properties fo:color="#000000" style:font-name="Arial" fo:font-size="10pt" style:font-size-asian="10pt" style:font-size-complex="10pt"/>
    </style:style>
    <style:style style:name="P9" style:family="paragraph" style:parent-style-name="Standard">
      <style:paragraph-properties fo:line-height="150%" fo:text-align="end" style:justify-single-word="false"/>
      <style:text-properties fo:color="#000000" style:font-name="Arial" fo:font-size="10pt" style:font-size-asian="10pt" style:font-size-complex="10pt"/>
    </style:style>
    <style:style style:name="P10" style:family="paragraph" style:parent-style-name="Standard">
      <style:paragraph-properties fo:line-height="150%" fo:text-align="justify" style:justify-single-word="fals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11" style:family="paragraph" style:parent-style-name="Standard">
      <style:paragraph-properties fo:line-height="150%"/>
      <style:text-properties fo:font-variant="normal" fo:text-transform="none" fo:color="#111111" style:font-name="Arial" fo:font-size="10pt" fo:letter-spacing="normal" fo:font-style="normal" fo:font-weight="normal" style:font-size-asian="10pt" style:font-weight-asian="normal" style:font-size-complex="10pt" style:font-weight-complex="normal"/>
    </style:style>
    <style:style style:name="P12" style:family="paragraph" style:parent-style-name="Standard">
      <style:paragraph-properties fo:line-height="150%" fo:text-align="justify" style:justify-single-word="false"/>
      <style:text-properties fo:font-variant="normal" fo:text-transform="none" fo:color="#111111" style:font-name="Arial" fo:font-size="10pt" fo:letter-spacing="normal" fo:font-style="normal" fo:font-weight="normal" style:font-size-asian="10pt" style:font-weight-asian="normal" style:font-size-complex="10pt" style:font-weight-complex="normal"/>
    </style:style>
    <style:style style:name="P13" style:family="paragraph" style:parent-style-name="Text_20_body" style:list-style-name="L1">
      <style:paragraph-properties fo:margin-top="0cm" fo:margin-bottom="0.635cm" fo:line-height="150%" fo:text-align="justify" style:justify-single-word="false" fo:widows="1"/>
      <style:text-properties fo:font-variant="normal" fo:text-transform="none" fo:color="#000000" style:font-name="Arial" fo:font-size="10pt" fo:letter-spacing="normal" fo:font-style="normal" fo:font-weight="normal" style:font-size-asian="10pt" style:font-size-complex="10pt"/>
    </style:style>
    <style:style style:name="P14" style:family="paragraph" style:parent-style-name="Text_20_body">
      <style:paragraph-properties fo:margin-left="0cm" fo:margin-right="0cm" fo:margin-top="0cm" fo:margin-bottom="0.635cm" fo:line-height="150%" fo:text-align="justify" style:justify-single-word="false" fo:widows="1"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font-weight-asian="normal" style:font-weight-complex="normal"/>
    </style:style>
    <style:style style:name="T4" style:family="text">
      <style:text-properties fo:font-variant="normal" fo:text-transform="none" fo:letter-spacing="normal" fo:font-style="normal" fo:font-weight="bold" style:font-weight-asian="bold" style:font-weight-complex="bold"/>
    </style:style>
    <style:style style:name="T5" style:family="text">
      <style:text-properties fo:font-variant="normal" fo:text-transform="none" style:font-name="Times New Roman" fo:letter-spacing="normal" fo:font-style="normal"/>
    </style:style>
    <style:style style:name="T6" style:family="text">
      <style:text-properties fo:font-variant="normal" fo:text-transform="none" style:font-name="Times New Roman" fo:letter-spacing="normal" fo:font-style="normal" fo:font-weight="bold" style:font-weight-asian="bold" style:font-weight-complex="bold"/>
    </style:style>
    <style:style style:name="T7" style:family="text">
      <style:text-properties fo:font-variant="normal" fo:text-transform="none" style:font-name="Arial" fo:letter-spacing="normal" fo:font-style="normal"/>
    </style:style>
    <style:style style:name="T8" style:family="text">
      <style:text-properties fo:font-variant="normal" fo:text-transform="none" style:font-name="Arial" fo:letter-spacing="normal" fo:font-style="normal" fo:font-weight="bold" style:font-weight-asian="bold" style:font-weight-complex="bold"/>
    </style:style>
    <style:style style:name="T9" style:family="text">
      <style:text-properties fo:font-variant="normal" fo:text-transform="none" style:font-name="Arial" fo:font-size="10pt" fo:letter-spacing="normal" fo:font-style="normal" style:font-size-asian="10pt" style:font-size-complex="10pt"/>
    </style:style>
    <style:style style:name="T10" style:family="text">
      <style:text-properties fo:font-variant="normal" fo:text-transform="none" style:font-name="Arial" fo:font-size="10pt" fo:letter-spacing="normal" fo:font-style="normal" fo:font-weight="bold" style:font-size-asian="10pt" style:font-weight-asian="bold" style:font-size-complex="10pt" style:font-weight-complex="bold"/>
    </style:style>
    <style:style style:name="T11" style:family="text">
      <style:text-properties fo:background-color="#ff0000"/>
    </style:style>
    <style:style style:name="T12" style:family="text">
      <style:text-properties style:font-name="Arial"/>
    </style:style>
    <style:style style:name="T13" style:family="text">
      <style:text-properties style:font-name="Arial"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ałożenie dotyczące realizacji części serwerowej</text:p>
      <text:p text:style-name="P5"/>
      <text:p text:style-name="P6"><text:tab/>Głównym założeniem zrobionym przez zespół było płynne działanie aplikacji na urządzeniu mobilnym. Chociaż telefony oraz tablety posiadają coraz lepsze parametry, umożliwiające działanie <text:s/>bardziej złożonym aplikacjom, szczególnie w projekcie wykorzystującym rozszerzoną rzeczywistość należy zwrócić uwagę na komfort użytkownika końcowego. Z tych względów szczególną uwagę poświęciliśmy szybkości przekazywania danych pomiędzy częścią serwerową, a kliencką, tak aby prezentowane na obrazie notatki płynnie się odświeżały w zależności od zmian położenia użytkownika.</text:p>
      <text:p text:style-name="P6"/>
      <text:p text:style-name="P8"><text:span text:style-name="T1"><text:tab/>Tradycyjne podejście zarządzające pamięcią (CRUD – ang. Create, Read, Update, Delete) sprawdzają się jedynie w przypadkach, kiedy warstwa logiki biznesowej realizuję limitowaną ilość operacji na danych.</text:span><text:span text:style-name="T3"> </text:span></text:p>
      <text:p text:style-name="P10"/>
      <text:p text:style-name="P10"><text:tab/>CQRS (ang. Command and Query Respomsibility Segregation) jest wzorcem projektowym, który ma zastosowanie w aplikacjach przetwarzających duże ilości danych, szczególnie w przypadkach, kiedy współczynnik odczytów do zapisów jest wysoki. Oddziela on operacje odczytu, nazywane zapytaniami (ang queries), od operacji zapisu danych, nazywanych komendami (ang. commands) poprzez użycie osobnych interfejsów. Podejście to implikuje użycie dwóch modeli danych, oddzielnych dla pobierania oraz aktualizacji danych. <text:s/>Modele te mogą być dodatkowo odizolowane poprzez odwzorowanie ich na dwie oddzielne bazy danych co ułatwia zarówno projekt i implementację.</text:p>
      <text:p text:style-name="P10"/>
      <text:p text:style-name="P7"><draw:frame draw:style-name="fr1" draw:name="grafika1" text:anchor-type="as-char" svg:width="16.589cm" svg:height="5.847cm" draw:z-index="0"><draw:image xlink:href="Pictures/2000000700004314000019A3E6AC015E.svm" xlink:type="simple" xlink:show="embed" xlink:actuate="onLoad"/></draw:frame> </text:p>
      <text:p text:style-name="P9"><text:tab/>Rys. Podział warstwy danych na dwie fizycznie odrębne części.</text:p>
      <text:p text:style-name="P4"/>
      <text:p text:style-name="P4">Wykorzystanie wzorca CQRS w kontekście warstwy danych</text:p>
      <text:p text:style-name="P4"/>
      <text:p text:style-name="P6"><text:tab/>Podział danych na dwie fizycznie oddzielne bazy danych pozwolił nam na optymalizowanie szybkości odczytu danych bez wpływu na dane zawarte w bazie służącej do zapisu. Takie rozwiązanie wpływa dodatnio również na bezpieczeństwo danych pod kątem ataków oraz ogólną wydajność aplikacji. </text:p>
      <text:p text:style-name="P6"/>
      <text:p text:style-name="P6"><text:tab/>W pracy zastosowano dwie osobne bazy danych utworzone w MySql. Dobór tego systemu został narzucony poprzez potrzebę przechowywania ich na serwerze Azure. Bezpłatna subskrypcja Azure dostępna dla studentów pozwala na utworzenie baz <text:span text:style-name="T11">jedynie</text:span> w MySql, z limitem czterech jednoczesnych połączeń do <text:soft-page-break/>bazy.</text:p>
      <text:p text:style-name="P6"/>
      <text:p text:style-name="P6"><text:tab/>Baza do odczytu różni się od <text:span text:style-name="T11">tej</text:span> do zapisu tym, że jest zdenormalizowana, czyli każda z tabel zawiera wszystkie informacje, które mogą okazać się potrzebne przy wykonaniu zapytania. Brak połączeń między tabelami wpływa korzystnie na wydajność, a brak ustrukturyzowania nie ma żadnego wpływu na przejrzystość implementacji.</text:p>
      <text:p text:style-name="P6"/>
      <text:p text:style-name="P6"><text:tab/>Obiekty reprezentujące dane migrują między warstwą danych, a warstwą logiki w postaci paczek DTO (ang. data transfer object). Są to niewielkie projekcje dziedziny, które zwierają dokładnie tyle informacji ile jest potrzebne, aby móc wyświetlić widok żądany przez klienta. </text:p>
      <text:p text:style-name="P6"/>
      <text:p text:style-name="P6"><text:tab/>DTO są mapowane na klasy encyjne (i odwrotnie) za pomocą Automapera<text:note text:id="ftn1" text:note-class="footnote"><text:note-citation>1</text:note-citation><text:note-body><text:p text:style-name="Footnote">www.automapper.org</text:p></text:note-body></text:note>, aby warstwowość aplikacji została zachowana. <text:s/>Automaper pozwala na zdefiniowanie profilu mapowania, który opisuje które właściwości są na siebie mapowane. Podczas mapowania jednego obiektu na drugi następuje odwołanie do zdefiniowanego profilu i postępowanie zgodnie z zapisanymi w nim definicjami. Domyślnie automaper mapuje jedną właściwość na drugą, jeśli <text:s text:c="2"/>mają taką samą nazwę. </text:p>
      <text:p text:style-name="P6"/>
      <text:p text:style-name="P6"/>
      <text:p text:style-name="P3">Wykorzystanie wzroca CQRS w kontekście warstwy logiki.</text:p>
      <text:p text:style-name="P6"><text:tab/>Z obiektów DTO korzystają wspomniane wcześniej queries oraz commands. Dla każdego z żądań pobierających dane, wysłanych przez klienta niezbędny jest obiekt query, który jest kontenerem dla danych koniecznych przy tworzeniu zapytania do bazy. </text:p>
      <text:p text:style-name="P6"/>
      <text:p text:style-name="P6"><text:tab/>W celu klaryfikacji przedstawię przykład na podstawie funkcji pobierającej notatki stworzone przez danego użytkownika. Jak widać, jedyną daną niezbędną do wykonania zapytania jest unikalny numer UserId użytkownika.</text:p>
      <text:p text:style-name="P5"><draw:frame draw:style-name="fr2" draw:name="grafika2" text:anchor-type="paragraph" svg:x="0.979cm" svg:y="0.416cm" svg:width="10.793cm" svg:height="4.087cm" draw:z-index="1"><draw:image xlink:href="Pictures/2000000700002A46000010F44215B710.svm" xlink:type="simple" xlink:show="embed" xlink:actuate="onLoad"/></draw:frame></text:p>
      <text:p text:style-name="P6"><text:tab/>Z każdym zapytaniem związany jest jego rezultat, który po wykonaniu zapytania przenosi jego wynik do warstwy widoku. </text:p>
      <text:p text:style-name="P5"/>
      <text:p text:style-name="P5"><draw:frame draw:style-name="fr2" draw:name="grafika3" text:anchor-type="paragraph" svg:x="0.949cm" svg:y="0cm" svg:width="13.499cm" svg:height="2.409cm" draw:z-index="2"><draw:image xlink:href="Pictures/20000007000035A500000983771C16AE.svm" xlink:type="simple" xlink:show="embed" xlink:actuate="onLoad"/></draw:frame></text:p>
      <text:p text:style-name="P6"><text:soft-page-break/><text:tab/>Aby obiekt reprezentujący rezultat mógł być wypełniony wynikiem potrzebna jest funkcja, która mając w argumencie obiekt zapytania, pobierze dane z repozytorium i zwróci je w odpowiednim formacie. Funkcję taką nazywamy handlerem i stanowi ona reprezentację warstwy logiki biznesowej.</text:p>
      <text:p text:style-name="P5"/>
      <text:p text:style-name="P5"><draw:frame draw:style-name="fr3" draw:name="grafika4" text:anchor-type="paragraph" svg:width="17.956cm" svg:height="4.923cm" draw:z-index="3"><draw:image xlink:href="Pictures/20000007000047A1000013D9054656F3.svm" xlink:type="simple" xlink:show="embed" xlink:actuate="onLoad"/></draw:frame></text:p>
      <text:p text:style-name="P6"><text:tab/>Dla zachowania porządku w kodzie oraz ułatwienia nawigację w projekcie, klasy dotyczące jednej funkcjonalności (przykładowo: pobranie notatek użytkownika) zostały nazwane poprzez nadanie im tego samego przedrostka.</text:p>
      <text:p text:style-name="P5"/>
      <text:p text:style-name="P6"><text:tab/>Aktualizacja danych następuje poprzez odbieranie informacji z warstwy prezentacji. Informacje te są mapowane na komendy. Każda komenda zawiera specyficzny dla siebie przekrój danych, który jest przekazywany do dedykowanej danej komendzie klasie. <text:span text:style-name="T11">Zawiera ona</text:span> metodę Execute, która odpowiada za walidację danych po stronie serwera, a następnie poprawne wprowadzenie ich do bazy. Mając cały szereg komend odpowiedzialnych za różne funkcjonalności, odpowiednia klasa jest wybierana dzięki temu, że jest ona parametryzowana typem komendy, a następnie wyszukiwana dzięki mechanizmowi refleksji. Poniżej metoda klasy ServiceLocator, która ma za zadanie zwrócić odpowiednią klasę (CommandHandler), uaktualniający odpowiednie dane w bazie.</text:p>
      <text:p text:style-name="P5"><draw:frame draw:style-name="fr2" draw:name="grafika5" text:anchor-type="paragraph" svg:x="-1.117cm" svg:y="0.651cm" svg:width="18.401cm" svg:height="5.756cm" draw:z-index="4"><draw:image xlink:href="Pictures/200000070000572100001880081A3590.svm" xlink:type="simple" xlink:show="embed" xlink:actuate="onLoad"/></draw:frame></text:p>
      <text:p text:style-name="P5"/>
      <text:p text:style-name="P3">Event Sourcing</text:p>
      <text:p text:style-name="P6"><text:tab/>Oprócz widocznych korzyści z zastosowania wzorca CQRS należało przemyśleć sposób rozwiązania problemu, jakim była aktualizacja danych pomiędzy bazami, czyli jak często i kiedy integrować dane. </text:p>
      <text:p text:style-name="P6"/>
      <text:p text:style-name="P6"><text:soft-page-break/><text:tab/>Użytkownik, dodając nową notatkę liczy na to, że będzie mógł obejrzeć rezultat swojej akcji, przykładowo chcąc wyświetlić ją na <text:span text:style-name="T11">obrazie</text:span> kamery. <text:s/>Jednym z rozwiązań mogło być poinformowanie go o tym, że zmiany zostaną niedługo wprowadzone, natomiast aktualizować dane przy określonych warunkach. Wzorzec CQRS jest uzupełniany w tym względzie poprzez kolejny wzorzec (oba mogą być implementowane niezależnie od siebie), Event Sourcing.</text:p>
      <text:p text:style-name="P6"/>
      <text:p text:style-name="P6"><text:tab/>Istnieje wiele różnych podejść do implementacji tego wzorca, zależą one od tego jakie są wymagania względem systemu pod względem wydajności, skalowalności itp. Ogólnym celem jest wysyłanie do pewnego magazynu serii zdarzeń określonych językiem imperatywnym, które mają za zadanie opisać wykonaną akcję. Każde zdarzenie reprezentuje zbiór zmian względem danych przechowywanych w bazie do zapisu (bądź po prostu w bazie danych, jeżeli w aplikacji istnieje tylko jedna).</text:p>
      <text:p text:style-name="P5"/>
      <text:p text:style-name="P3">Przykładowa realizacja magazynu zdarzań </text:p>
      <text:p text:style-name="P6"><text:tab/>Jednym z możliwych podejść jest wykorzystanie zwykłej tabeli w RDBMS. Decydując się na któryś z systemów należy mieć na względzie niezawodność i wsparcie dla transakcyjności (np. MySQL, PostgreSQL). </text:p>
      <text:p text:style-name="P14">Przykadowa zawartośc tabeli:</text:p>
      <text:list xml:id="list4291276180580227035" text:style-name="L1">
        <text:list-item>
          <text:p text:style-name="P13">eventId (int) – klucz główny, ustalający globalny porządek zdarzeń</text:p>
        </text:list-item>
        <text:list-item>
          <text:p text:style-name="P13">streamId (int) – numer identyfikacyjny strumienia zdarzeń</text:p>
        </text:list-item>
        <text:list-item>
          <text:p text:style-name="P13">sequenceNumber (int) – numer zdarzenia w historii poszczególnego strumienia</text:p>
        </text:list-item>
        <text:list-item>
          <text:p text:style-name="P13">payload (JSON) – dane właściwe</text:p>
        </text:list-item>
      </text:list>
      <text:p text:style-name="P14"><text:tab/>Tabela może zawierać inne, dodatkowe pola. Spośród powyższych kolumn najważniejsza jest pierwsza – globalny, sekwencyjnie wzrastający numer. Pobranie eventId, mając zwykłą tabelę odbywa się niskim kosztem. Generowanie, przechowywanie oraz indeksowanie takich kolumn jest bardzo wydajne, jedynym problemem w takim rozwiązaniu jest odpowiedź na pytanie, czy mając na względzie liczbę użytkowników systemu moża sobie pozwolić na bazę danych.</text:p>
      <text:p text:style-name="P14"><text:tab/>Model do odczytu może być zaimplementowany tak by wykonywał cykliczne przeglądanie magazynu zdarzeń (event storage). Wystarczy, aby pamiętał Id ostatnio przetwarzanego zdarzenia. Raz na jakiś czas (przykładowo poprzez otrzymanie notyfikacji z magazynu zdarzeń) model odczytuje kolejną serię zdarzeń z magazynu i sekwencyjnie przetwarza je w jednym wątku. </text:p>
      <text:p text:style-name="P14"><text:tab/>Takie liniowe, jednowątkowe obsługiwanie zdarzeń ma oczywiście ograniczoną skalowalność. Przykładowo dla 600 zdarzeń na minutę, system nie może przetwarzać średnio danego zdarzenia wolniej niż 100 milisekund. W rzeczywistości trzeba wziąć również pod uwagę koszty stałe, więc obsługa powinna być jeszcze szybsza. </text:p>
      <text:p text:style-name="P4"><text:soft-page-break/>Zastosowanie Event Sourcing w aplikacji.</text:p>
      <text:p text:style-name="P6"><text:tab/>Jak wspomniano wcześniej, rozwiązanie powinno być dostosowane do wymagań względem aplikacji. Chcąc zmaksymalizować komfort użytkownika podczas używania aplikacji, naszym celem było uzyskanie możliwie szybkiej reakcji na jego zachowania. Dlatego bezpośrednio po wykonaniu komendy poprzez zaaplikowanie zleconych przez użytkownika zmian tworzone jest nowe zdarzenie (event), które następnie jest przekazywane do magazynu zdarzeń. </text:p>
      <text:p text:style-name="P11"><draw:frame draw:style-name="fr4" draw:name="grafika6" text:anchor-type="paragraph" svg:width="17cm" svg:height="7.193cm" draw:z-index="5"><draw:image xlink:href="Pictures/200000070000432F00001C6DCECDFB16.svm" xlink:type="simple" xlink:show="embed" xlink:actuate="onLoad"/></draw:frame></text:p>
      <text:p text:style-name="P12"><text:tab/>Klasa EventStorage pośredniczy w przekazaniu zdarzenia do EventBus, poprzez przyjęcie zdarzenia pod postacią zwykłego Eventu, a następnie przekonwertowanie go na jego własny typ. <text:s/>Jedynym <text:span text:style-name="T11">zadaniem</text:span> klasy EventBus jest publikowanie zdarzeń do ich subskrybentów. Jedno zdarzenie może być <text:span text:style-name="T11">opublikowane</text:span> do więcej niż jednego subskrybenta. W tym przykładzie nie ma potrzeby ręcznego dodawania odbiorców. Fabryka klas zainteresowanych danym zdarzeniem (tych, które potrafią je przetworzyć) zwraca je jako listę, której każdemu elementowi jest przekazywane zdarzenie. </text:p>
      <text:p text:style-name="P5"><draw:frame draw:style-name="fr2" draw:name="grafika7" text:anchor-type="paragraph" svg:x="0.351cm" svg:y="0.356cm" svg:width="16.298cm" svg:height="4.577cm" draw:z-index="6"><draw:image xlink:href="Pictures/2000000700003FAB000011E2E7FBF573.svm" xlink:type="simple" xlink:show="embed" xlink:actuate="onLoad"/></draw:frame> </text:p>
      <text:p text:style-name="P5"/>
      <text:p text:style-name="P6"><text:tab/>W końcowym etapie, zadaniem każdego z elementów listy (EventHandlers) jest aktualizacja encji znajdujących się w bazie danych służącej do odczytu.</text:p>
      <text:p text:style-name="P6"><text:tab/>W celu ulepszenia całego algorytmu należałoby pomyśleć o fizycznym przechowywaniu zdarzeń w magazynie oraz wprowadzeniu definicji agregatów. Agregat jest zbiorem obiektów dziedziny, które mogłyby być traktowane jako jednostka (jak encja notatki). Powstałaby możliwość nadania im stanu, który wskazywałby na to czy zostały zmodyfikowane, czy nie oraz wersji. </text:p>
      <text:p text:style-name="P2"><text:soft-page-break/><text:span text:style-name="T13">Przed aktualizacją bazy repozytorium (klasa obsługująca bazę danych) sprawdzałoby czy istnieją jakieś niezgodności poprzez porównanie spodziewanej wersji agregatu z wersją, która byłaby przechowywana w magazynie (EventStorage). Jeżeli wersje te byłyby różne, znaczyłoby to, że obiekt został zmodyfikowany uprzednio przez kogoś innego i rzucany byłby wyjątek <text:s/></text:span><text:span text:style-name="Source_20_Text"><text:span text:style-name="T9">ConcurrencyException. W przeciwnym wypadku zmiany byłyby zapisane w magazynie. Takie przypadki mogłyby występować bardzo rzadko bądź wcale, dlatego aktualne rozwiązanie jest wystarczająco dobre.</text:span></text:span></text:p>
      <text:p text:style-name="P1"><text:span text:style-name="Source_20_Text"><text:span text:style-name="T9"/></text:span></text:p>
      <text:p text:style-name="P1"><text:span text:style-name="Source_20_Text"><text:span text:style-name="T10">Podsumowanie CQRS + Event Sourcing</text:span></text:span></text:p>
      <text:p text:style-name="P2"><text:span text:style-name="Source_20_Text"><text:span text:style-name="T9"><text:tab/>Największą zaletą CQRS jest zjawisko odseparowania metod, które zmieniają stan obiektu od tych, które tego nie robią. Takie rozdzielenie jest bardzo pomocne kiedy ważna jest wydajność operacji. Optymalizacja osobno strony zapisu i odczytu skutkuje otrzymaniem lepszych wyników i pozwala na zastosowanie odrębnych metod optymalizacji. Dla utrzymania spójności w danych wykorzystywany jest Event Sourcing. Dzięki temu, że zdarzenia nie są związane z działaniem, a jedynie przenoszą informacje, rozwiązanie jest elastyczne i może zostać rozbudowane w każdej chwili.</text:span></text:span><text:span text:style-name="Source_20_Text"><text:span text:style-name="T10"> </text:span></text:span></text:p>
      <text:p text:style-name="P2"><text:span text:style-name="Source_20_Text"><text:span text:style-name="T9"><text:tab/>Może się zdawać, że wzorce te stanowią bogatą architekturę, ale w rzeczywistości najkorzystniejszym rozwiązaniem jest zaaplikowanie ich do niewielkiej sekcji tworzonego systemu, w której zysk wydaje się być największy. Poniżej graficzna reprezentacja CQRS + ES zaimplementowana na serwerze aplikacji:</text:span></text:span></text:p>
      <text:p text:style-name="P5"><draw:frame draw:style-name="fr3" draw:name="grafika8" text:anchor-type="paragraph" svg:width="14.771cm" svg:height="12.069cm" draw:z-index="7"><draw:image xlink:href="Pictures/200000070000360F00002C8DC815A91F.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8T11:30:17.78</meta:creation-date>
    <dc:date>2015-12-12T01:58:44.69</dc:date>
    <meta:editing-duration>P3DT8H9M</meta:editing-duration>
    <meta:editing-cycles>13</meta:editing-cycles>
    <meta:generator>OpenOffice/4.1.1$Win32 OpenOffice.org_project/411m6$Build-9775</meta:generator>
    <dc:creator>Szymon Ziewiec</dc:creator>
    <meta:document-statistic meta:table-count="0" meta:image-count="8" meta:object-count="0" meta:page-count="6" meta:paragraph-count="44" meta:word-count="1416" meta:character-count="10799"/>
  </office:meta>
</office:document-meta>
</file>